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21_tuning" table:style-name="ta1">
        <table:shapes>
          <draw:frame draw:z-index="0" draw:style-name="gr1" draw:text-style-name="P1" svg:width="6.2988in" svg:height="3.5429in" svg:x="5.585in" svg:y="0.3114in">
            <draw:object draw:notify-on-update-of-ranges="M_201028_FU_M23_T21_tuning.B1:M_201028_FU_M23_T21_tuning.B1 M_201028_FU_M23_T21_tuning.B2:M_201028_FU_M23_T21_tuning.B21 M_201028_FU_M23_T21_tuning.E1:M_201028_FU_M23_T21_tuning.E1 M_201028_FU_M23_T21_tuning.E2:M_201028_FU_M23_T21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3769761701308" calcext:value-type="float">
            <text:p>-0.015376976170131</text:p>
          </table:table-cell>
          <table:table-cell office:value-type="float" office:value="-7.30030581340816" calcext:value-type="float">
            <text:p>-7.3003058134081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837628980889" calcext:value-type="float">
            <text:p>-0.023837628980889</text:p>
          </table:table-cell>
          <table:table-cell office:value-type="float" office:value="-7.52867432020583" calcext:value-type="float">
            <text:p>-7.5286743202058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0602651374536" calcext:value-type="float">
            <text:p>-0.022060265137454</text:p>
          </table:table-cell>
          <table:table-cell office:value-type="float" office:value="-7.70525229428692" calcext:value-type="float">
            <text:p>-7.7052522942869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08778306630532" calcext:value-type="float">
            <text:p>-0.030877830663053</text:p>
          </table:table-cell>
          <table:table-cell office:value-type="float" office:value="-7.84383528306825" calcext:value-type="float">
            <text:p>-7.8438352830682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07104469343487" calcext:value-type="float">
            <text:p>-0.030710446934349</text:p>
          </table:table-cell>
          <table:table-cell office:value-type="float" office:value="-7.96056387415222" calcext:value-type="float">
            <text:p>-7.960563874152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4264522474478" calcext:value-type="float">
            <text:p>-0.034426452247448</text:p>
          </table:table-cell>
          <table:table-cell office:value-type="float" office:value="-8.06491920764713" calcext:value-type="float">
            <text:p>-8.0649192076471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34544808761512" calcext:value-type="float">
            <text:p>-0.043454480876151</text:p>
          </table:table-cell>
          <table:table-cell office:value-type="float" office:value="-8.14575858448511" calcext:value-type="float">
            <text:p>-8.1457585844851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79284412911536" calcext:value-type="float">
            <text:p>-0.047928441291154</text:p>
          </table:table-cell>
          <table:table-cell office:value-type="float" office:value="-8.23197413241512" calcext:value-type="float">
            <text:p>-8.2319741324151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6196366736807" calcext:value-type="float">
            <text:p>-0.046196366736807</text:p>
          </table:table-cell>
          <table:table-cell office:value-type="float" office:value="-8.58240104606917" calcext:value-type="float">
            <text:p>-8.5824010460691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96439942991616" calcext:value-type="float">
            <text:p>-0.049643994299162</text:p>
          </table:table-cell>
          <table:table-cell office:value-type="float" office:value="-10.1095295785063" calcext:value-type="float">
            <text:p>-10.10952957850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03428315516956" calcext:value-type="float">
            <text:p>-0.050342831551696</text:p>
          </table:table-cell>
          <table:table-cell office:value-type="float" office:value="-12.1480879968577" calcext:value-type="float">
            <text:p>-12.148087996857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5903089322739" calcext:value-type="float">
            <text:p>-0.048590308932274</text:p>
          </table:table-cell>
          <table:table-cell office:value-type="float" office:value="-13.3240564460355" calcext:value-type="float">
            <text:p>-13.32405644603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7139354395805" calcext:value-type="float">
            <text:p>-0.047139354395805</text:p>
          </table:table-cell>
          <table:table-cell office:value-type="float" office:value="-13.8933323563546" calcext:value-type="float">
            <text:p>-13.893332356354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10788657719519" calcext:value-type="float">
            <text:p>-0.051078865771952</text:p>
          </table:table-cell>
          <table:table-cell office:value-type="float" office:value="-14.1426977126968" calcext:value-type="float">
            <text:p>-14.142697712696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65754498346479" calcext:value-type="float">
            <text:p>-0.066575449834648</text:p>
          </table:table-cell>
          <table:table-cell office:value-type="float" office:value="-14.2963934226339" calcext:value-type="float">
            <text:p>-14.29639342263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799068299295824" calcext:value-type="float">
            <text:p>-0.079906829929582</text:p>
          </table:table-cell>
          <table:table-cell office:value-type="float" office:value="-14.4153348560233" calcext:value-type="float">
            <text:p>-14.415334856023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922621716082392" calcext:value-type="float">
            <text:p>-0.092262171608239</text:p>
          </table:table-cell>
          <table:table-cell office:value-type="float" office:value="-14.5051645209548" calcext:value-type="float">
            <text:p>-14.50516452095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10661210841704" calcext:value-type="float">
            <text:p>-0.110661210841704</text:p>
          </table:table-cell>
          <table:table-cell office:value-type="float" office:value="-14.5774084133235" calcext:value-type="float">
            <text:p>-14.577408413323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14274653262172" calcext:value-type="float">
            <text:p>-0.114274653262172</text:p>
          </table:table-cell>
          <table:table-cell office:value-type="float" office:value="-14.6419009394823" calcext:value-type="float">
            <text:p>-14.641900939482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34646450006083" calcext:value-type="float">
            <text:p>-0.134646450006083</text:p>
          </table:table-cell>
          <table:table-cell office:value-type="float" office:value="-14.7171140274663" calcext:value-type="float">
            <text:p>-14.7171140274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9:04:01.881689615</dc:date>
    <meta:editing-duration>PT1M15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21_tuning.B1:M_201028_FU_M23_T21_tuning.B21 M_201028_FU_M23_T21_tuning.E1:M_201028_FU_M23_T21_tuning.E21" chart:data-source-has-labels="both" svg:x="0.32cm" svg:y="0.18cm" svg:width="12.376cm" svg:height="8.64cm">
          <chartooo:coordinate-region svg:x="1.338cm" svg:y="0.379cm" svg:width="11.172cm" svg:height="8.242cm"/>
          <chart:axis chart:dimension="x" chart:name="primary-x" chart:style-name="ch4" chartooo:axis-type="auto">
            <chartooo:date-scale/>
            <chart:categories table:cell-range-address="M_201028_FU_M23_T21_tuning.B2:M_201028_FU_M23_T21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21_tuning.E2:M_201028_FU_M23_T21_tuning.E21" chart:label-cell-address="M_201028_FU_M23_T21_tuning.E1:M_201028_FU_M23_T21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21_tuning.E1:M_201028_FU_M23_T21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21_tuning.B2:M_201028_FU_M23_T21_tuning.B21</svg:desc>
                </draw:g>
              </table:table-cell>
              <table:table-cell office:value-type="float" office:value="-0.0153769761701308">
                <text:p>-0.0153769761701308</text:p>
                <draw:g>
                  <svg:desc>M_201028_FU_M23_T21_tuning.E2:M_201028_FU_M23_T21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3837628980889">
                <text:p>-0.0238376289808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20602651374536">
                <text:p>-0.02206026513745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08778306630532">
                <text:p>-0.0308778306630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307104469343487">
                <text:p>-0.03071044693434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344264522474478">
                <text:p>-0.03442645224744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434544808761512">
                <text:p>-0.0434544808761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479284412911536">
                <text:p>-0.04792844129115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46196366736807">
                <text:p>-0.0461963667368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496439942991616">
                <text:p>-0.04964399429916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503428315516956">
                <text:p>-0.05034283155169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485903089322739">
                <text:p>-0.04859030893227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47139354395805">
                <text:p>-0.0471393543958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510788657719519">
                <text:p>-0.0510788657719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665754498346479">
                <text:p>-0.06657544983464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799068299295824">
                <text:p>-0.07990682992958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922621716082392">
                <text:p>-0.09226217160823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10661210841704">
                <text:p>-0.1106612108417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114274653262172">
                <text:p>-0.1142746532621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34646450006083">
                <text:p>-0.134646450006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